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4" style:family="paragraph" style:parent-style-name="Text_20_body">
      <style:paragraph-properties fo:margin-top="0cm" fo:margin-bottom="0cm" style:contextual-spacing="false"/>
      <style:text-properties fo:color="#000000" style:font-name="Times New Roman" fo:font-size="12pt" fo:font-weight="normal" style:font-size-asian="12pt" style:font-weight-asian="normal" style:font-size-complex="12pt" style:font-weight-complex="normal"/>
    </style:style>
    <style:style style:name="P5" style:family="paragraph" style:parent-style-name="Standard">
      <style:paragraph-properties fo:margin-left="0cm" fo:margin-right="0.152cm" fo:margin-top="0cm" fo:margin-bottom="0cm" style:contextual-spacing="false" fo:text-indent="0cm" style:auto-text-indent="false"/>
      <style:text-properties style:font-name="Times New Roman" fo:font-size="12pt" style:font-size-asian="12pt" style:font-size-complex="12pt"/>
    </style:style>
    <style:style style:name="P6"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7" style:family="paragraph" style:parent-style-name="Text_20_body" style:list-style-name="L1">
      <style:paragraph-properties fo:margin-top="0cm" fo:margin-bottom="0cm" style:contextual-spacing="false"/>
      <style:text-properties style:font-name="Times New Roman" fo:font-size="12pt" style:font-size-asian="12pt" style:font-size-complex="12pt"/>
    </style:style>
    <style:style style:name="P8" style:family="paragraph" style:parent-style-name="Text_20_body" style:list-style-name="L1">
      <style:paragraph-properties fo:margin-top="0cm" fo:margin-bottom="0cm" style:contextual-spacing="false"/>
      <style:text-properties style:font-name="Times New Roman" fo:font-size="12pt" officeooo:paragraph-rsid="001c3913" style:font-size-asian="12pt" style:font-size-complex="12pt"/>
    </style:style>
    <style:style style:name="P9" style:family="paragraph" style:parent-style-name="Text_20_body" style:list-style-name="L1">
      <style:paragraph-properties fo:margin-top="0cm" fo:margin-bottom="0cm" style:contextual-spacing="false"/>
      <style:text-properties style:font-name="Times New Roman" fo:font-size="12pt" officeooo:paragraph-rsid="001f6919" style:font-size-asian="12pt" style:font-size-complex="12pt"/>
    </style:style>
    <style:style style:name="P10" style:family="paragraph" style:parent-style-name="Text_20_body" style:list-style-name="L1">
      <style:paragraph-properties fo:margin-top="0cm" fo:margin-bottom="0cm" style:contextual-spacing="false"/>
      <style:text-properties style:font-name="Times New Roman" fo:font-size="12pt" officeooo:paragraph-rsid="001bccf2" style:font-size-asian="12pt" style:font-size-complex="12pt"/>
    </style:style>
    <style:style style:name="P11" style:family="paragraph" style:parent-style-name="Text_20_body" style:list-style-name="L2">
      <style:paragraph-properties fo:margin-top="0cm" fo:margin-bottom="0cm" style:contextual-spacing="false"/>
      <style:text-properties style:font-name="Times New Roman" fo:font-size="12pt" style:font-size-asian="12pt" style:font-size-complex="12pt"/>
    </style:style>
    <style:style style:name="P12" style:family="paragraph" style:parent-style-name="Text_20_body" style:list-style-name="L3">
      <style:paragraph-properties fo:margin-top="0cm" fo:margin-bottom="0cm" style:contextual-spacing="false"/>
      <style:text-properties style:font-name="Times New Roman" fo:font-size="12pt" style:font-size-asian="12pt" style:font-size-complex="12pt"/>
    </style:style>
    <style:style style:name="P13" style:family="paragraph" style:parent-style-name="Text_20_body" style:list-style-name="L2">
      <style:paragraph-properties fo:margin-left="-1.251cm" fo:margin-right="0cm" fo:margin-top="0cm" fo:margin-bottom="0cm" style:contextual-spacing="false" fo:text-indent="0cm" style:auto-text-indent="false"/>
      <style:text-properties style:font-name="Times New Roman" fo:font-size="12pt" officeooo:rsid="001f714d" officeooo:paragraph-rsid="001f714d" style:font-size-asian="12pt" style:font-size-complex="12pt"/>
    </style:style>
    <style:style style:name="P14" style:family="paragraph" style:parent-style-name="Text_20_body" style:list-style-name="L2">
      <style:paragraph-properties fo:margin-left="0cm" fo:margin-right="0cm" fo:margin-top="0cm" fo:margin-bottom="0cm" style:contextual-spacing="false" fo:text-indent="0cm" style:auto-text-indent="false"/>
      <style:text-properties style:font-name="Times New Roman" fo:font-size="12pt" officeooo:rsid="001f714d" officeooo:paragraph-rsid="001f714d" style:font-size-asian="12pt" style:font-size-complex="12pt"/>
    </style:style>
    <style:style style:name="P15" style:family="paragraph" style:parent-style-name="Text_20_body" style:list-style-name="L2">
      <style:paragraph-properties fo:margin-left="0cm" fo:margin-right="0cm" fo:margin-top="0cm" fo:margin-bottom="0cm" style:contextual-spacing="false" fo:text-indent="0cm" style:auto-text-indent="false"/>
      <style:text-properties style:font-name="Times New Roman" fo:font-size="12pt" officeooo:rsid="00215ad0" officeooo:paragraph-rsid="00215ad0" style:font-size-asian="12pt" style:font-size-complex="12pt"/>
    </style:style>
    <style:style style:name="P16" style:family="paragraph" style:parent-style-name="Text_20_body" style:list-style-name="L2">
      <style:paragraph-properties fo:margin-left="0cm" fo:margin-right="0cm" fo:margin-top="0cm" fo:margin-bottom="0cm" style:contextual-spacing="false" fo:text-indent="0cm" style:auto-text-indent="false"/>
      <style:text-properties style:font-name="Times New Roman" fo:font-size="12pt" officeooo:rsid="00232bb4" officeooo:paragraph-rsid="00232bb4" style:font-size-asian="12pt" style:font-size-complex="12pt"/>
    </style:style>
    <style:style style:name="T1" style:family="text">
      <style:text-properties fo:color="#000000" fo:font-weight="normal" style:font-weight-asian="normal" style:font-weight-complex="normal"/>
    </style:style>
    <style:style style:name="T2" style:family="text">
      <style:text-properties officeooo:rsid="001bccf2"/>
    </style:style>
    <style:style style:name="T3" style:family="text">
      <style:text-properties officeooo:rsid="001c3913"/>
    </style:style>
    <style:style style:name="T4" style:family="text">
      <style:text-properties officeooo:rsid="001d2dbe"/>
    </style:style>
    <style:style style:name="T5" style:family="text">
      <style:text-properties officeooo:rsid="001e7dce"/>
    </style:style>
    <style:style style:name="T6" style:family="text">
      <style:text-properties officeooo:rsid="0006e972"/>
    </style:style>
    <style:style style:name="T7" style:family="text">
      <style:text-properties officeooo:rsid="0020facf"/>
    </style:style>
    <style:style style:name="T8" style:family="text">
      <style:text-properties officeooo:rsid="00235dd9"/>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vyiu"/>Name</text:p>
      <text:p text:style-name="P1"><text:span text:style-name="T1">Einar (Herkunft: Altdeutsch/Germanisch, Bedeutung: Der vor den anderen allein kämpft</text:span><text:bookmark text:name="vyiu1"/><text:span text:style-name="T1">)</text:span></text:p>
      <text:p text:style-name="P4"/>
      <text:p text:style-name="P3"><text:bookmark text:name="vyiu3"/>Beschreibung</text:p>
      <text:p text:style-name="P2"><text:bookmark text:name="vyiu6"/>Einar, gebürtig irgendwo im Nordwesten des Königreichs, ist ein Waffenhändler in Talras. Vor einigen Jahren diente er noch im Heer des Königs und war bei einigen größeren und kleineren Schlachten am Rande des Karornwalds dabei.</text:p>
      <text:p text:style-name="P2">Nachdem er am rechten Arm schwer verletzt wurde, entließ man ihn aus dem Dienst und er wurde ein fahrender Händler und kam so nach Talras.</text:p>
      <text:p text:style-name="P2">Er ist ein harter Kerl, der sich einen Dreck um die anderen schert, weil er zu viel Schlechtes im Leben gesehen hat.</text:p>
      <text:p text:style-name="P2"/>
      <text:p text:style-name="P3">Ort</text:p>
      <text:p text:style-name="P2"><text:bookmark text:name="atp73"/>Außenburg von Talras</text:p>
      <text:p text:style-name="P5"/>
      <text:p text:style-name="P3">Tagesablauf</text:p>
      <text:list xml:id="list5486059881794489908" text:style-name="L1">
        <text:list-item>
          <text:p text:style-name="P7"><text:span text:style-name="T2">Morgens</text:span> – <text:span text:style-name="T3">13:00 Uhr</text:span> – Steht an seinem Stand.</text:p>
        </text:list-item>
        <text:list-item>
          <text:p text:style-name="P8">13:00 – 14:00 <text:span text:style-name="T3">Uhr</text:span> – <text:span text:style-name="T5">Unterhält sich an seinem Stand mit Wieland.</text:span></text:p>
        </text:list-item>
        <text:list-item>
          <text:p text:style-name="P9">14:00 - <text:s/><text:span text:style-name="T6">abends</text:span> – Sitzt im Wirtshaus <text:span text:style-name="T4">und trinkt mit Wieland</text:span>.</text:p>
        </text:list-item>
        <text:list-item>
          <text:p text:style-name="P10"><text:span text:style-name="T2">Nachts</text:span> – Schläft im großen Haus.</text:p>
        </text:list-item>
      </text:list>
      <text:p text:style-name="P5"/>
      <text:p text:style-name="P3"><text:bookmark text:name="vyiu16"/>Zugehörigkeit</text:p>
      <text:p text:style-name="P1">Bürger<text:bookmark text:name="f-855"/></text:p>
      <text:p text:style-name="P5"/>
      <text:p text:style-name="P3"><text:bookmark text:name="f-856"/>Aufträge</text:p>
      <text:p text:style-name="P3">-</text:p>
      <text:p text:style-name="P5"/>
      <text:p text:style-name="P3"><text:bookmark text:name="ik9t1"/>Dialog</text:p>
      <text:list xml:id="list2383577178159728646" text:style-name="L2">
        <text:list-item>
          <text:p text:style-name="P11">Hallo.</text:p>
          <text:list>
            <text:list-item>
              <text:p text:style-name="P11"><text:bookmark text:name="ik9t2"/><text:bookmark text:name="f0wr"/>N: <text:bookmark text:name="gg5p"/>Hallo. Neu hier nehme ich an. Ja, war ich auch vor ein paar Wochen. Ich bin Einar und verkaufe Waffen in Talras.</text:p>
            </text:list-item>
            <text:list-item>
              <text:p text:style-name="P11">N: Du siehst wie einer aus, der Waffen gebrauchen kann, also wenn du bezahlen kannst, bekommst du auch was Anständiges von mir.</text:p>
            </text:list-item>
          </text:list>
        </text:list-item>
        <text:list-item>
          <text:p text:style-name="P11"><text:bookmark text:name="gg5p1"/>Was hast du denn so im Angebot? (Nach Begrüßung)</text:p>
          <text:list>
            <text:list-item>
              <text:p text:style-name="P11"><text:bookmark text:name="ik9t10"/><text:bookmark text:name="fdvr"/>N: Alles was das Kriegerherz begehrt. Äxte, Schilde, Speere, Lanzen, Streitkolben, Morgensterne und natürlich Schwerter. Einige der Waffen habe ich mir nach Schlachten zusammengesammelt, manche stammen sogar von meinen Kameraden, die an meiner Seite fielen.</text:p>
            </text:list-item>
            <text:list-item>
              <text:p text:style-name="P11">N: Nachschub bekomme ich vom hiesigen Schmied Wieland, allerdings ist es eher Qualitätsware als Nachschub, denn die einfachen Waffen verkaufen sich nicht besonders gut. Die meisten Leute hier sind ganz gut ausgestattet und manche, wie zum Beispiel die Bauern, glauben doch tatsächlich, dass sie nicht kämpfen werden müssen.</text:p>
            </text:list-item>
            <text:list-item>
              <text:p text:style-name="P11">N: Aber was will man von einem Kaff wie diesem auch erwarten. Ich bin nur froh, meine Ruhe zu haben und wenn hier die verdammten Dunkelelfen einfallen, bin ich schon weg.</text:p>
            </text:list-item>
          </text:list>
        </text:list-item>
        <text:list-item>
          <text:p text:style-name="P11"><text:bookmark text:name="gg5p2"/>Woher kommst du? (Nach Begrüßung)</text:p>
          <text:list>
            <text:list-item>
              <text:p text:style-name="P11"><text:bookmark text:name="ik9t28"/><text:bookmark text:name="kj70"/>N: Aus dem Nordwesten. Na ja eigentlich nicht direkt. Da wurde ich halt geboren. Eigentlich komme ich aus unserer tollen Hauptstadt. Wurde aus dem Dienst des Königs entlassen, mit Belobigung. Dafür kann ich jetzt meinen rechten Arm nicht mehr richtig bewegen.</text:p>
            </text:list-item>
            <text:list-item>
              <text:p text:style-name="P11">N: Das tut höllisch weh, seitdem da ein lustiger Dunkelelf mit seiner Keule drauf gehauen hat.</text:p>
            </text:list-item>
            <text:list-item>
              <text:p text:style-name="P11">C: Du warst also Krieger?</text:p>
            </text:list-item>
            <text:list-item>
              <text:p text:style-name="P11">N: Ja verdammt! Im Heer des Königs persönlich. Ich war bei den Feldzügen gegen den Karornwald dabei. Der König hat doch tatsächlich geglaubt, er könne sich beim Adel beliebt machen und Stärke zeigen, wenn er's diesen verdammten Dunkelelfen heimzahlt.</text:p>
            </text:list-item>
            <text:list-item>
              <text:p text:style-name="P11"><text:soft-page-break/>N: Frag mich nicht, warum wir Menschen die Dunkelelfen so hassen und umgekehrt. Das wissen wohl nicht mal die, die oben sitzen.</text:p>
            </text:list-item>
            <text:list-item>
              <text:p text:style-name="P11">N: Jedenfalls war das das reinste Desaster. Wir sind in den dichten Wald hinein und kaum, waren wir eine Stunde unterwegs, sind uns die Männer umgefallen. Die Schweine hatten ihre Leute auf den riesigen Bäumen des Karornwalds platziert und die haben uns wie Wild erlegt.</text:p>
            </text:list-item>
            <text:list-item>
              <text:p text:style-name="P11">N: Dann kamen plötzlich so große Bären, keine normalen, bei denen brannten die Augen wie Feuer und die tickten völlig aus und gingen auf uns los.</text:p>
            </text:list-item>
            <text:list-item>
              <text:p text:style-name="P11">N: Und zu guter Letzt stürmten dann deren Krieger auf uns zu. Verdammt Mann, wir in unseren schweren Rüstungen waren wie gelähmt. Ich kann froh sein, mit dem Leben davon gekommen zu sein.</text:p>
            </text:list-item>
            <text:list-item>
              <text:p text:style-name="P11">N: Jetzt sitze ich in diesem Kaff und verkaufe meinen letzten Bezug zur Hölle. Wenigstens habe ich so meine Ruhe.</text:p>
            </text:list-item>
            <text:list-item>
              <text:p text:style-name="P13">Verkaufst du auch eine ganz besondere Waffe? (Auftragsziel 1 des Auftrags „Wielands Schwert“ ist aktiv)</text:p>
            </text:list-item>
            <text:list-item>
              <text:p text:style-name="P14">N: Solange du genügend Goldmünzen dabei hast, kann ich dir <text:span text:style-name="T8">nur </text:span>die beste Ware anbieten.</text:p>
            </text:list-item>
            <text:list-item>
              <text:p text:style-name="P14">C: Sicher, Gold spielt bei mir keine Rolle.</text:p>
            </text:list-item>
            <text:list-item>
              <text:p text:style-name="P14">N: (Gierig) Na wenn das so ist. Was hältst du denn von diesem Prachtstück hier? Es ist eines der besten Schwerter, die du im ganzen Königreich finden kannst.</text:p>
            </text:list-item>
            <text:list-item>
              <text:p text:style-name="P14">N: Wieland der Schmied von Talras hat es geschmiedet. Seine Kunst ist unerreicht! Mit diesem Schwert wirst du jede Schlacht gewinnen …</text:p>
            </text:list-item>
            <text:list-item>
              <text:p text:style-name="P14">C: Wie viel?</text:p>
            </text:list-item>
            <text:list-item>
              <text:p text:style-name="P14">N: Hm, weil ich dich als guten Menschen einschätze <text:span text:style-name="T7">sagen wir … 2000 Goldmünzen.</text:span></text:p>
            </text:list-item>
            <text:list-item>
              <text:p text:style-name="P15">C: Lass mich noch mal darüber schlafen.</text:p>
            </text:list-item>
            <text:list-item>
              <text:p text:style-name="P15">N: Klar, lass dir nur Zeit. Das Schwert läuft dir nicht davon. Ich bewahre es für dich auf.</text:p>
            </text:list-item>
            <text:list-item>
              <text:p text:style-name="P16">Auftragsziel 1 des Auftrags „Wielands Schwert“ abgeschlossen</text:p>
            </text:list-item>
          </text:list>
        </text:list-item>
      </text:list>
      <text:p text:style-name="P5"/>
      <text:p text:style-name="P3"><text:bookmark text:name="adhu1"/>Handel</text:p>
      <text:p text:style-name="P2"><text:bookmark text:name="vyiu54"/><text:bookmark text:name="adhu"/>Anmerkung: Agihard verkauft die Holzschilde.</text:p>
      <text:list xml:id="list8670705682925304352" text:style-name="L3">
        <text:list-item>
          <text:p text:style-name="P12"><text:bookmark text:name="j85t"/>Axt</text:p>
        </text:list-item>
        <text:list-item>
          <text:p text:style-name="P12">Große Doppelaxt</text:p>
        </text:list-item>
        <text:list-item>
          <text:p text:style-name="P12">Breitschild</text:p>
        </text:list-item>
        <text:list-item>
          <text:p text:style-name="P12">Vasallenschild</text:p>
        </text:list-item>
        <text:list-item>
          <text:p text:style-name="P12">Speer</text:p>
        </text:list-item>
        <text:list-item>
          <text:p text:style-name="P12">Vasallenlanze</text:p>
        </text:list-item>
        <text:list-item>
          <text:p text:style-name="P12">Hellebarde</text:p>
        </text:list-item>
        <text:list-item>
          <text:p text:style-name="P12">Streitkolben</text:p>
        </text:list-item>
        <text:list-item>
          <text:p text:style-name="P12">Morgenstern</text:p>
        </text:list-item>
        <text:list-item>
          <text:p text:style-name="P12">Kurzschwert</text:p>
        </text:list-item>
        <text:list-item>
          <text:p text:style-name="P12">Langschwe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8-22T23:53:38</meta:creation-date>
    <dc:language>en-US</dc:language>
    <meta:editing-cycles>59</meta:editing-cycles>
    <meta:editing-duration>PT1H26M44S</meta:editing-duration>
    <meta:initial-creator>Tamino Dauth</meta:initial-creator>
    <dc:date>2015-05-03T17:51:59.007000000</dc:date>
    <meta:document-statistic meta:table-count="0" meta:image-count="0" meta:object-count="0" meta:page-count="2" meta:paragraph-count="58" meta:word-count="754" meta:character-count="4411" meta:non-whitespace-character-count="3750"/>
    <meta:user-defined meta:name="Info 1"/>
    <meta:user-defined meta:name="Info 2"/>
    <meta:user-defined meta:name="Info 3"/>
    <meta:user-defined meta:name="Info 4"/>
    <meta:hyperlink-behaviour office:target-frame-name="_top" xlink:show="replace"/>
  </office:meta>
</office:document-meta>
</file>